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r Manual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User Manual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udhakar U</text:p>
          </table:table-cell>
          <table:table-cell table:style-name="Table2.A2" office:value-type="string">
            <text:p text:style-name="Table_20_Contents">01/07/2013</text:p>
          </table:table-cell>
          <table:table-cell table:style-name="Table2.E2" office:value-type="string">
            <text:p text:style-name="Table_20_Contents">VBooks User Manual (Customer, Products, Employees) <text:s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6:36:13</dc:date>
    <dc:creator>jaipal </dc:creator>
    <meta:editing-duration>PT59M11S</meta:editing-duration>
    <meta:editing-cycles>61</meta:editing-cycles>
    <meta:document-statistic meta:table-count="1" meta:image-count="1" meta:object-count="0" meta:page-count="1" meta:paragraph-count="13" meta:word-count="37" meta:character-count="273" meta:non-whitespace-character-count="235"/>
  </office:meta>
</office:document-meta>
</file>